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style:font-name="Liberation Serif" fo:font-size="12pt" style:font-size-asian="12pt" style:font-size-complex="12pt"/>
    </style:style>
    <style:style style:name="P2" style:family="paragraph" style:parent-style-name="Standard" style:master-page-name="Standard">
      <style:paragraph-properties style:page-number="auto"/>
      <style:text-properties style:font-name="Liberation Serif" fo:font-size="12pt" style:font-size-asian="12pt" style:font-size-complex="12pt"/>
    </style:style>
    <style:style style:name="P3" style:family="paragraph" style:parent-style-name="Standard">
      <style:text-properties style:font-name="Liberation Serif" fo:font-size="12pt" style:font-size-asian="12pt" style:font-size-complex="12pt"/>
    </style:style>
    <style:style style:name="T1" style:family="text">
      <style:text-properties fo:font-style="italic" style:font-style-asian="italic" style:font-style-complex="italic"/>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Software Design Project for CS889<text:line-break/>Email / newsgroup recruiting script<text:line-break/>Michael Terry<text:line-break/>mterry@cs.uwaterloo.ca</text:p>
      <text:p text:style-name="P1"/>
      <text:p text:style-name="P1">Hi,</text:p>
      <text:p text:style-name="P1">As part of our CS 889 course in HCI, We're doing a project to improve the design of the Linux Kernel Configuration tool.</text:p>
      <text:p text:style-name="P1">We are looking for participants for our study. In the study, you will use existing examples of Linux Kernel configuration tools and provide feedback on new designs. Participation will take approximately 30-60 minutes per session (you may elect to participate in more than one session) and will be scheduled for a time that is mutually convenient.</text:p>
      <text:p text:style-name="P1">In the study, we will briefly interview you about your experience with software like <text:span text:style-name="T1">xconfig and gconfig</text:span>, then ask you to try out and provide feedback on designs and prototypes of our software or other software packages that provide similar functionality. We are sure that those designs and prototypes have some errors in them, that's why your feedback is extremely important in order to better the design of our tool. If you elect to participate in follow-up sessions, you will have further opportunities to try out and provide feedback on new designs.</text:p>
      <text:p text:style-name="P1">If you’re interested in participating, please email me to set up a mutually convenient time.</text:p>
      <text:p text:style-name="P1">Thanks for your help,</text:p>
      <text:p text:style-name="P1">Kacper Bak and Karim Ali</text:p>
      <text:p text:style-name="P1">This project was reviewed by, and received ethics clearance through, the Office of Research Ethics at the University of Waterloo. Should you have any comments or concerns resulting from your participation in this study, please contact the course instructor, Dr. Michael Terry (mterry@cs.uwaterloo.ca) or Dr. Susan Sykes in the Office of Research Ethics at 519-888-4567, Ext., 36005 or at ssykes@uwaterloo.c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fo:line-height="115%" fo:orphans="2" fo:widows="2" style:writing-mode="lr-tb"/>
      <style:text-properties style:use-window-font-color="true" style:font-name="Calibri" fo:font-size="11pt" fo:language="en" fo:country="US" style:font-name-asian="Calibri" style:font-size-asian="11pt" style:font-name-complex="Calibri" style:font-size-complex="11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Edward Lank,DC2120,,,</meta:initial-creator>
    <meta:creation-date>2009-05-22T17:03:00</meta:creation-date>
    <dc:creator>Karim Hamdan</dc:creator>
    <dc:date>2010-07-22T19:49:17</dc:date>
    <meta:editing-cycles>23</meta:editing-cycles>
    <meta:editing-duration>PT04H05M44S</meta:editing-duration>
    <meta:generator>OpenOffice.org/3.2$Linux OpenOffice.org_project/320m12$Build-9483</meta:generator>
    <meta:document-statistic meta:table-count="0" meta:image-count="0" meta:object-count="0" meta:page-count="1" meta:paragraph-count="9" meta:word-count="269" meta:character-count="1673"/>
    <meta:user-defined meta:name="Info 1"/>
    <meta:user-defined meta:name="Info 2"/>
    <meta:user-defined meta:name="Info 3"/>
    <meta:user-defined meta:name="Info 4"/>
  </office:meta>
</office:document-meta>
</file>